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35cm"/>
    </style:style>
    <style:style style:name="P2" style:family="paragraph" style:parent-style-name="Standard">
      <style:paragraph-properties style:line-height-at-least="0.035cm"/>
      <style:text-properties officeooo:paragraph-rsid="00246e64"/>
    </style:style>
    <style:style style:name="P3" style:family="paragraph" style:parent-style-name="Standard">
      <style:paragraph-properties style:line-height-at-least="0.035cm"/>
      <style:text-properties officeooo:paragraph-rsid="00295313"/>
    </style:style>
    <style:style style:name="P4" style:family="paragraph" style:parent-style-name="Standard">
      <style:paragraph-properties style:line-height-at-least="0.035cm" fo:text-align="end" style:justify-single-word="false"/>
      <style:text-properties fo:font-size="6pt" style:font-size-asian="6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color="#ff0000" fo:font-style="italic" style:text-underline-style="solid" style:text-underline-width="auto" style:text-underline-color="font-color" fo:font-weight="bold" style:font-style-asian="italic" style:font-weight-asian="bold"/>
    </style:style>
    <style:style style:name="P7" style:family="paragraph" style:parent-style-name="Standard">
      <style:paragraph-properties fo:text-align="center" style:justify-single-word="false"/>
      <style:text-properties fo:color="#ff0000" fo:font-style="italic" style:text-underline-style="solid" style:text-underline-width="auto" style:text-underline-color="font-color" fo:font-weight="bold" style:font-style-asian="italic" style:font-weight-asian="bold"/>
    </style:style>
    <style:style style:name="P8" style:family="paragraph" style:parent-style-name="Standard">
      <style:paragraph-properties style:line-height-at-least="0.035cm"/>
      <style:text-properties fo:font-size="11pt" style:font-size-asian="11pt"/>
    </style:style>
    <style:style style:name="P9" style:family="paragraph" style:parent-style-name="Standard">
      <style:paragraph-properties style:line-height-at-least="0.035cm"/>
      <style:text-properties fo:font-size="11pt" fo:font-style="italic" style:font-size-asian="11pt" style:font-style-asian="italic"/>
    </style:style>
    <style:style style:name="P10" style:family="paragraph" style:parent-style-name="Standard">
      <style:paragraph-properties style:line-height-at-least="0.035cm" fo:text-align="center" style:justify-single-word="false"/>
      <style:text-properties fo:font-size="11pt" fo:font-weight="bold" style:font-size-asian="11pt" style:font-weight-asian="bold"/>
    </style:style>
    <style:style style:name="P11" style:family="paragraph" style:parent-style-name="Standard">
      <style:paragraph-properties style:line-height-at-least="0.035cm"/>
      <style:text-properties fo:font-size="11pt" fo:font-weight="bold" style:font-size-asian="11pt" style:font-weight-asian="bold" style:font-weight-complex="bold"/>
    </style:style>
    <style:style style:name="P12" style:family="paragraph" style:parent-style-name="Standard">
      <style:paragraph-properties style:line-height-at-least="0.035cm"/>
      <style:text-properties fo:font-size="14pt" style:font-size-asian="14pt"/>
    </style:style>
    <style:style style:name="P13" style:family="paragraph" style:parent-style-name="Standard">
      <style:paragraph-properties style:line-height-at-least="0.035cm"/>
      <style:text-properties fo:font-size="8pt" style:font-size-asian="8pt"/>
    </style:style>
    <style:style style:name="P14" style:family="paragraph" style:parent-style-name="Standard">
      <style:paragraph-properties style:line-height-at-least="0.035cm" fo:text-align="center" style:justify-single-word="false"/>
      <style:text-properties fo:font-size="8pt" style:font-size-asian="8pt"/>
    </style:style>
    <style:style style:name="P15" style:family="paragraph" style:parent-style-name="Standard">
      <style:paragraph-properties style:line-height-at-least="0.035cm"/>
      <style:text-properties fo:font-size="8pt" fo:font-weight="bold" style:font-size-asian="8pt" style:font-weight-asian="bold" style:font-weight-complex="bold"/>
    </style:style>
    <style:style style:name="P16" style:family="paragraph" style:parent-style-name="Standard">
      <style:paragraph-properties style:line-height-at-least="0.035cm"/>
      <style:text-properties fo:font-size="10pt" style:font-size-asian="10pt"/>
    </style:style>
    <style:style style:name="P17" style:family="paragraph" style:parent-style-name="Standard">
      <style:paragraph-properties style:line-height-at-least="0.035cm" fo:text-align="center" style:justify-single-word="false">
        <style:tab-stops>
          <style:tab-stop style:position="8.89cm"/>
        </style:tab-stops>
      </style:paragraph-properties>
      <style:text-properties fo:font-size="10pt" style:font-size-asian="10pt"/>
    </style:style>
    <style:style style:name="P18" style:family="paragraph" style:parent-style-name="Standard">
      <style:paragraph-properties fo:margin-left="0cm" fo:margin-right="-0.277cm" style:line-height-at-least="0.035cm" fo:text-indent="0cm" style:auto-text-indent="false"/>
      <style:text-properties fo:font-size="11pt" style:font-size-asian="11pt"/>
    </style:style>
    <style:style style:name="P19" style:family="paragraph" style:parent-style-name="Standard">
      <style:paragraph-properties fo:margin-left="0cm" fo:margin-right="-0.277cm" style:line-height-at-least="0.035cm" fo:text-indent="0cm" style:auto-text-indent="false"/>
      <style:text-properties fo:font-size="11pt" fo:language="en" fo:country="GB" style:font-size-asian="11pt"/>
    </style:style>
    <style:style style:name="P20" style:family="paragraph" style:parent-style-name="Text_20_body">
      <style:paragraph-properties fo:margin-left="-0.635cm" fo:margin-right="0cm" fo:text-align="center" style:justify-single-word="false" fo:text-indent="0.635cm" style:auto-text-indent="false"/>
      <style:text-properties fo:font-size="8pt" style:font-size-asian="8pt"/>
    </style:style>
    <style:style style:name="P21" style:family="paragraph" style:parent-style-name="Standard">
      <style:paragraph-properties fo:margin-left="0cm" fo:margin-right="-0.279cm" style:line-height-at-least="0.035cm" fo:text-indent="0cm" style:auto-text-indent="false">
        <style:tab-stops>
          <style:tab-stop style:position="2.223cm"/>
        </style:tab-stops>
      </style:paragraph-properties>
      <style:text-properties officeooo:paragraph-rsid="002a2e07"/>
    </style:style>
    <style:style style:name="P22" style:family="paragraph" style:parent-style-name="Standard" style:master-page-name="Standard">
      <style:paragraph-properties style:line-height-at-least="0.035cm" style:page-number="auto"/>
    </style:style>
    <style:style style:name="P23" style:family="paragraph" style:parent-style-name="Heading_20_1">
      <style:paragraph-properties style:line-height-at-least="0.035cm"/>
      <style:text-properties fo:font-size="12pt" style:text-underline-style="none" style:font-size-asian="12pt"/>
    </style:style>
    <style:style style:name="P24" style:family="paragraph" style:parent-style-name="Heading_20_1">
      <style:paragraph-properties style:line-height-at-least="0.035cm"/>
      <style:text-properties fo:font-size="12pt" style:font-size-asian="12pt"/>
    </style:style>
    <style:style style:name="T1" style:family="text">
      <style:text-properties fo:font-size="8pt" style:font-size-asian="8pt"/>
    </style:style>
    <style:style style:name="T2" style:family="text">
      <style:text-properties fo:font-size="6pt" style:font-size-asian="6pt"/>
    </style:style>
    <style:style style:name="T3" style:family="text">
      <style:text-properties fo:font-size="11pt" style:font-size-asian="11pt"/>
    </style:style>
    <style:style style:name="T4" style:family="text">
      <style:text-properties fo:font-size="11pt" officeooo:rsid="0020bca9" style:font-size-asian="11pt"/>
    </style:style>
    <style:style style:name="T5" style:family="text">
      <style:text-properties fo:font-size="11pt" officeooo:rsid="002ac290" style:font-size-asian="11pt"/>
    </style:style>
    <style:style style:name="T6" style:family="text">
      <style:text-properties fo:font-size="11pt" officeooo:rsid="002c942a" style:font-size-asian="11pt"/>
    </style:style>
    <style:style style:name="T7" style:family="text">
      <style:text-properties fo:font-size="11pt" fo:font-weight="bold" style:font-size-asian="11pt" style:font-weight-asian="bold" style:font-weight-complex="bold"/>
    </style:style>
    <style:style style:name="T8" style:family="text">
      <style:text-properties fo:font-size="11pt" fo:language="en" fo:country="GB" fo:font-weight="bold" style:font-size-asian="11pt" style:font-weight-asian="bold" style:font-weight-complex="bold"/>
    </style:style>
    <style:style style:name="T9" style:family="text">
      <style:text-properties fo:font-size="11pt" fo:language="fr" fo:country="FR" style:font-size-asian="11pt"/>
    </style:style>
    <style:style style:name="T10" style:family="text">
      <style:text-properties fo:font-size="11pt" fo:language="fr" fo:country="FR" officeooo:rsid="002ac290" style:font-size-asian="11pt"/>
    </style:style>
    <style:style style:name="T11" style:family="text">
      <style:text-properties style:font-name="Webdings" fo:font-size="11pt" style:font-name-asian="Webdings" style:font-size-asian="11pt" style:font-name-complex="Webdings"/>
    </style:style>
    <style:style style:name="T12" style:family="text">
      <style:text-properties fo:font-size="18pt" fo:language="en" fo:country="GB" fo:font-weight="bold" style:font-size-asian="18pt" style:font-weight-asian="bold" style:font-weight-complex="bold"/>
    </style:style>
    <style:style style:name="T13" style:family="text">
      <style:text-properties officeooo:rsid="0020bca9"/>
    </style:style>
    <style:style style:name="T14" style:family="text">
      <style:text-properties style:font-name="Liberation Serif" fo:font-size="18pt" fo:language="en" fo:country="GB" fo:font-weight="bold" officeooo:rsid="00224675" style:font-name-asian="Symbol" style:font-size-asian="18pt" style:font-weight-asian="bold" style:font-name-complex="Symbol" style:font-weight-complex="bold"/>
    </style:style>
    <style:style style:name="T15" style:family="text">
      <style:text-properties officeooo:rsid="00246e64"/>
    </style:style>
    <style:style style:name="T16" style:family="text">
      <style:text-properties officeooo:rsid="002c942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ISO MARSEILLE<text:span text:style-name="T1"><text:tab/><text:tab/><text:tab/><text:tab/><text:tab/><text:tab/><text:tab/><text:tab/><text:tab/></text:span><text:span text:style-name="T2">Réf. : Profs/Dispoprof.</text:span></text:p>
      <text:p text:style-name="P4"/>
      <text:p text:style-name="Standard"/>
      <text:h text:style-name="P23" text:outline-level="1"/>
      <text:h text:style-name="P24" text:outline-level="1">DISPONIBILITES DES PROFESSEURS - <text:s/>Année 2020/2021</text:h>
      <text:p text:style-name="P5"/>
      <text:p text:style-name="P7">A <text:s text:c="2"/>RENDRE <text:s text:c="2"/>POUR <text:s text:c="2"/>LE <text:s text:c="2"/>30 JUIN <text:s/>2020</text:p>
      <text:p text:style-name="P6"/>
      <text:p text:style-name="Standard"/>
      <text:p text:style-name="P8">NOM DU PROFESSEUR : <text:s/><text:span text:style-name="T13">MIGLIANO Pierluigi</text:span>……………………………………….</text:p>
      <text:p text:style-name="P8"/>
      <text:p text:style-name="P8">ADRESSE : <text:span text:style-name="T13">69 Rue du Docteur Escat 13006 Marseille</text:span>………………………………………..</text:p>
      <text:p text:style-name="P8"/>
      <text:p text:style-name="P8">Téléphone DOMICILE : …………………………… PORTABLE : <text:span text:style-name="T13">07 68 01 52 26</text:span>……………..</text:p>
      <text:p text:style-name="P8"/>
      <text:p text:style-name="P8">E.Mail : <text:a xlink:type="simple" xlink:href="mailto:pierluigimigliano@gmail.com" text:style-name="Internet_20_link" text:visited-style-name="Visited_20_Internet_20_Link"><text:span text:style-name="T13">pierluigimigliano@gmail.com</text:span></text:a><text:span text:style-name="T13"> <text:s text:c="5"/>pierluigi.migliano@iso.fr</text:span>……………….………………</text:p>
      <text:p text:style-name="P8"/>
      <text:p text:style-name="P8">Pour vous joindre cet été : </text:p>
      <text:p text:style-name="P8"/>
      <text:p text:style-name="P3"><text:span text:style-name="T11"></text:span><text:span text:style-name="T3"> Tél. : </text:span><text:span text:style-name="T4">07 68 01 52 26</text:span><text:span text:style-name="T3">………………….<text:tab/>Du …………………… <text:tab/>au …………………….</text:span></text:p>
      <text:p text:style-name="P8"/>
      <text:p text:style-name="P1"><text:span text:style-name="T11"></text:span><text:span text:style-name="T3"> Tél. :…………………………………….<text:tab/>Du …………………… <text:tab/>au …………………….</text:span></text:p>
      <text:p text:style-name="P12"/>
      <text:p text:style-name="P14"/>
      <text:p text:style-name="P14"/>
      <text:p text:style-name="P20">○ ○ ○ ○ ○ ○ ○ ○ ○ ○ ○ ○ ○ ○ ○ ○ ○ ○</text:p>
      <text:p text:style-name="P15"/>
      <text:p text:style-name="P8">Je souhaiterais assurer à l’ISO :</text:p>
      <text:p text:style-name="P8"/>
      <text:p text:style-name="P2"><text:span text:style-name="T7">Matière(s</text:span><text:span text:style-name="T3">) : </text:span><text:span text:style-name="T9">mathématiques, optique géométrique, optique physique, </text:span><text:span text:style-name="T10">italien</text:span><text:span text:style-name="T3">………………………….</text:span></text:p>
      <text:p text:style-name="P8"/>
      <text:p text:style-name="P18">……………………………………………………………………………………………………………...</text:p>
      <text:p text:style-name="P18"/>
      <text:p text:style-name="P21"><text:span text:style-name="T8">Classe(s) : <text:s/>TSP/alt </text:span><text:span text:style-name="T14">X</text:span><text:span text:style-name="T12"> <text:s text:c="2"/></text:span><text:span text:style-name="T8">TS1 </text:span><text:span text:style-name="T14">X</text:span><text:span text:style-name="T12"> <text:s text:c="2"/></text:span><text:span text:style-name="T8">TS2 </text:span><text:span text:style-name="T14">X</text:span><text:span text:style-name="T12"> <text:s text:c="2"/></text:span><text:span text:style-name="T8">TOP 1 </text:span><text:span text:style-name="T14">X</text:span><text:span text:style-name="T12"> <text:s text:c="2"/></text:span><text:span text:style-name="T8">TOP 2 </text:span><text:span text:style-name="T14">X</text:span><text:span text:style-name="T8"> <text:s text:c="3"/>BSV opto</text:span><text:span text:style-name="T14">X</text:span><text:span text:style-name="T8"> <text:s text:c="2"/>BSV contacto</text:span><text:span text:style-name="T14">X</text:span></text:p>
      <text:p text:style-name="P19"/>
      <text:p text:style-name="P1"><text:span text:style-name="T7">Nombres d’heures hebdomadaires désirées</text:span><text:span text:style-name="T3"> :<text:tab/> <text:s text:c="5"/>Maxi : 2</text:span><text:span text:style-name="T6">5</text:span><text:span text:style-name="T3">…………. <text:s text:c="16"/>Mini : …………...…</text:span></text:p>
      <text:p text:style-name="P9">(rappel : un temps plein <text:s/>= 27 heures de cours hebdo)</text:p>
      <text:p text:style-name="P9"/>
      <text:p text:style-name="P1"><text:span text:style-name="T7">Jours et heures préférentiels</text:span><text:span text:style-name="T3"> : (noter M pour Matin – AM pour Après-Midi)</text:span></text:p>
      <text:p text:style-name="P8"/>
      <text:p text:style-name="P8">Lundi : <text:span text:style-name="T15">M</text:span>………………..…… <text:s text:c="6"/>Mardi : <text:span text:style-name="T15">M</text:span>…<text:span text:style-name="T16">AM</text:span>……………..… <text:s text:c="5"/>Mercredi : ………...……..</text:p>
      <text:p text:style-name="P8"/>
      <text:p text:style-name="P8">Jeudi : <text:span text:style-name="T15">M</text:span>…<text:span text:style-name="T16">AM</text:span>………………… <text:s text:c="5"/>Vendredi : <text:span text:style-name="T15">M</text:span>…………………….</text:p>
      <text:p text:style-name="P8"/>
      <text:p text:style-name="P8"/>
      <text:p text:style-name="P10">MERCI <text:s/>DE <text:s/>DONNER <text:s/>LES <text:s/>DISPONIBILITES <text:s/>LES PLUS <text:s/>LARGES</text:p>
      <text:p text:style-name="P20">○ ○ ○ ○ ○ ○ ○ ○ ○ ○ ○ ○ ○ ○ ○ ○ ○ ○</text:p>
      <text:p text:style-name="P8"/>
      <text:p text:style-name="P8"/>
      <text:p text:style-name="P8"/>
      <text:p text:style-name="P8">………………………………………………………………………………………..………………….....</text:p>
      <text:p text:style-name="P14"/>
      <text:p text:style-name="P8">………………………………………………………………………………………..………………….....</text:p>
      <text:p text:style-name="P13"/>
      <text:p text:style-name="P8">………………………………………………………………………………………..………………….....</text:p>
      <text:p text:style-name="P11"/>
      <text:p text:style-name="P16"/>
      <text:p text:style-name="P17"/>
      <text:p text:style-name="P17"/>
      <text:p text:style-name="P17"><text:tab/>DATE ET SIGNATURE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cm" fo:margin-bottom="0.319cm" fo:margin-left="2.501cm" fo:margin-right="1.633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éf</dc:title>
    <dc:subject/>
    <meta:keyword/>
    <meta:initial-creator>Institut Supérieur d'Optique</meta:initial-creator>
    <meta:creation-date>2013-06-11T19:02:00</meta:creation-date>
    <dc:date>2020-06-12T17:17:19.663052886</dc:date>
    <meta:print-date>2013-06-11T19:03:00</meta:print-date>
    <meta:editing-cycles>21</meta:editing-cycles>
    <meta:editing-duration>PT24M58S</meta:editing-duration>
    <meta:generator>LibreOffice/6.0.7.3$Linux_X86_64 LibreOffice_project/00m0$Build-3</meta:generator>
    <meta:document-statistic meta:table-count="0" meta:image-count="0" meta:object-count="0" meta:page-count="1" meta:paragraph-count="26" meta:word-count="206" meta:character-count="1407" meta:non-whitespace-character-count="1139"/>
  </office:meta>
</office:document-meta>
</file>